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20171929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AROUSS</text:p>
          </table:table-cell>
          <table:table-cell office:value-type="string" calcext:value-type="string">
            <text:p>Mohamed</text:p>
          </table:table-cell>
          <table:table-cell office:value-type="date" office:date-value="2000-07-27" calcext:value-type="date">
            <text:p>27/07/00</text:p>
          </table:table-cell>
          <table:table-cell office:value-type="string" calcext:value-type="string">
            <text:p>STI2D</text:p>
          </table:table-cell>
        </table:table-row>
        <table:table-row table:style-name="ro1">
          <table:table-cell office:value-type="string" calcext:value-type="string">
            <text:p>20161789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DAMCZAK</text:p>
          </table:table-cell>
          <table:table-cell office:value-type="string" calcext:value-type="string">
            <text:p>Rémy</text:p>
          </table:table-cell>
          <table:table-cell office:value-type="date" office:date-value="1998-03-14" calcext:value-type="date">
            <text:p>14/03/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317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PPERE</text:p>
          </table:table-cell>
          <table:table-cell office:value-type="string" calcext:value-type="string">
            <text:p>Loïck</text:p>
          </table:table-cell>
          <table:table-cell office:value-type="date" office:date-value="1999-06-16" calcext:value-type="date">
            <text:p>16/06/99</text:p>
          </table:table-cell>
          <table:table-cell office:value-type="string" calcext:value-type="string">
            <text:p>S(PC)</text:p>
          </table:table-cell>
        </table:table-row>
        <table:table-row table:style-name="ro1">
          <table:table-cell office:value-type="string" calcext:value-type="string">
            <text:p>20172206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BAFADEM</text:p>
          </table:table-cell>
          <table:table-cell office:value-type="string" calcext:value-type="string">
            <text:p>Benjamin</text:p>
          </table:table-cell>
          <table:table-cell office:value-type="date" office:date-value="2000-06-26" calcext:value-type="date">
            <text:p>26/06/0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095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ARDOUIL</text:p>
          </table:table-cell>
          <table:table-cell office:value-type="string" calcext:value-type="string">
            <text:p>William</text:p>
          </table:table-cell>
          <table:table-cell office:value-type="date" office:date-value="1999-10-30" calcext:value-type="date">
            <text:p>30/10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181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BECUE</text:p>
          </table:table-cell>
          <table:table-cell office:value-type="string" calcext:value-type="string">
            <text:p>Alexandre</text:p>
          </table:table-cell>
          <table:table-cell office:value-type="date" office:date-value="2000-07-11" calcext:value-type="date">
            <text:p>11/07/00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07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Baptiste</text:p>
          </table:table-cell>
          <table:table-cell office:value-type="date" office:date-value="1999-10-14" calcext:value-type="date">
            <text:p>14/10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131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Stéphane</text:p>
          </table:table-cell>
          <table:table-cell office:value-type="date" office:date-value="1999-01-11" calcext:value-type="date">
            <text:p>11/01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0755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OUCHEZ</text:p>
          </table:table-cell>
          <table:table-cell office:value-type="string" calcext:value-type="string">
            <text:p>Florian</text:p>
          </table:table-cell>
          <table:table-cell office:value-type="date" office:date-value="1999-06-29" calcext:value-type="date">
            <text:p>29/06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087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BOUCHEZ*</text:p>
          </table:table-cell>
          <table:table-cell office:value-type="string" calcext:value-type="string">
            <text:p>Pierre-Louis</text:p>
          </table:table-cell>
          <table:table-cell office:value-type="date" office:date-value="1999-11-02" calcext:value-type="date">
            <text:p>02/11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686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REBION</text:p>
          </table:table-cell>
          <table:table-cell office:value-type="string" calcext:value-type="string">
            <text:p>Benoît</text:p>
          </table:table-cell>
          <table:table-cell office:value-type="date" office:date-value="2000-01-08" calcext:value-type="date">
            <text:p>08/01/00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32859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CAFFART</text:p>
          </table:table-cell>
          <table:table-cell office:value-type="string" calcext:value-type="string">
            <text:p>John </text:p>
          </table:table-cell>
          <table:table-cell office:value-type="date" office:date-value="1995-05-12" calcext:value-type="date">
            <text:p>12/05/95</text:p>
          </table:table-cell>
          <table:table-cell/>
        </table:table-row>
        <table:table-row table:style-name="ro1">
          <table:table-cell office:value-type="string" calcext:value-type="string">
            <text:p>2017192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CAPILLIEZ</text:p>
          </table:table-cell>
          <table:table-cell office:value-type="string" calcext:value-type="string">
            <text:p>Maxance</text:p>
          </table:table-cell>
          <table:table-cell office:value-type="date" office:date-value="1999-03-25" calcext:value-type="date">
            <text:p>25/03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093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CARON</text:p>
          </table:table-cell>
          <table:table-cell office:value-type="string" calcext:value-type="string">
            <text:p>Kimberley</text:p>
          </table:table-cell>
          <table:table-cell office:value-type="date" office:date-value="1999-10-12" calcext:value-type="date">
            <text:p>12/10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364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ARRILLO BAQUERO</text:p>
          </table:table-cell>
          <table:table-cell office:value-type="string" calcext:value-type="string">
            <text:p>Cindy Vanessa</text:p>
          </table:table-cell>
          <table:table-cell office:value-type="date" office:date-value="1993-10-29" calcext:value-type="date">
            <text:p>29/10/93</text:p>
          </table:table-cell>
          <table:table-cell office:value-type="string" calcext:value-type="string">
            <text:p>EGS</text:p>
          </table:table-cell>
        </table:table-row>
        <table:table-row table:style-name="ro1">
          <table:table-cell office:value-type="string" calcext:value-type="string">
            <text:p>2017092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CECCHINI</text:p>
          </table:table-cell>
          <table:table-cell office:value-type="string" calcext:value-type="string">
            <text:p>Lucas</text:p>
          </table:table-cell>
          <table:table-cell office:value-type="date" office:date-value="1999-09-08" calcext:value-type="date">
            <text:p>08/09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6053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CHAMPENOIS</text:p>
          </table:table-cell>
          <table:table-cell office:value-type="string" calcext:value-type="string">
            <text:p>Elric</text:p>
          </table:table-cell>
          <table:table-cell office:value-type="date" office:date-value="1998-07-06" calcext:value-type="date">
            <text:p>06/07/98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6421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OEUGNIET</text:p>
          </table:table-cell>
          <table:table-cell office:value-type="string" calcext:value-type="string">
            <text:p>Lorenzo</text:p>
          </table:table-cell>
          <table:table-cell office:value-type="date" office:date-value="1998-10-09" calcext:value-type="date">
            <text:p>09/10/98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210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COSSART</text:p>
          </table:table-cell>
          <table:table-cell office:value-type="string" calcext:value-type="string">
            <text:p>Pierre</text:p>
          </table:table-cell>
          <table:table-cell office:value-type="date" office:date-value="1999-12-29" calcext:value-type="date">
            <text:p>29/12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136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OSSE</text:p>
          </table:table-cell>
          <table:table-cell office:value-type="string" calcext:value-type="string">
            <text:p>Théophile</text:p>
          </table:table-cell>
          <table:table-cell office:value-type="date" office:date-value="1999-05-29" calcext:value-type="date">
            <text:p>29/05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50505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RETON</text:p>
          </table:table-cell>
          <table:table-cell office:value-type="string" calcext:value-type="string">
            <text:p>Guillaume</text:p>
          </table:table-cell>
          <table:table-cell office:value-type="date" office:date-value="1997-12-20" calcext:value-type="date">
            <text:p>20/12/97</text:p>
          </table:table-cell>
          <table:table-cell/>
        </table:table-row>
        <table:table-row table:style-name="ro1">
          <table:table-cell office:value-type="string" calcext:value-type="string">
            <text:p>2016384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'HEM</text:p>
          </table:table-cell>
          <table:table-cell office:value-type="string" calcext:value-type="string">
            <text:p>Julien</text:p>
          </table:table-cell>
          <table:table-cell office:value-type="date" office:date-value="1998-09-30" calcext:value-type="date">
            <text:p>30/09/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1349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AILLIEZ</text:p>
          </table:table-cell>
          <table:table-cell office:value-type="string" calcext:value-type="string">
            <text:p>Kenny</text:p>
          </table:table-cell>
          <table:table-cell office:value-type="date" office:date-value="1999-02-16" calcext:value-type="date">
            <text:p>16/02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118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AUCHEZ</text:p>
          </table:table-cell>
          <table:table-cell office:value-type="string" calcext:value-type="string">
            <text:p>Clément</text:p>
          </table:table-cell>
          <table:table-cell office:value-type="date" office:date-value="1999-09-28" calcext:value-type="date">
            <text:p>28/09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144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ELETTRE</text:p>
          </table:table-cell>
          <table:table-cell office:value-type="string" calcext:value-type="string">
            <text:p>Tom</text:p>
          </table:table-cell>
          <table:table-cell office:value-type="date" office:date-value="1999-05-11" calcext:value-type="date">
            <text:p>11/05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30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ELFOLIE</text:p>
          </table:table-cell>
          <table:table-cell office:value-type="string" calcext:value-type="string">
            <text:p>Hugo</text:p>
          </table:table-cell>
          <table:table-cell office:value-type="date" office:date-value="1999-03-26" calcext:value-type="date">
            <text:p>26/03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351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ELMAIRE</text:p>
          </table:table-cell>
          <table:table-cell office:value-type="string" calcext:value-type="string">
            <text:p>Brian</text:p>
          </table:table-cell>
          <table:table-cell office:value-type="date" office:date-value="1999-07-20" calcext:value-type="date">
            <text:p>20/07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056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ELPECH</text:p>
          </table:table-cell>
          <table:table-cell office:value-type="string" calcext:value-type="string">
            <text:p>Théau</text:p>
          </table:table-cell>
          <table:table-cell office:value-type="date" office:date-value="1999-08-07" calcext:value-type="date">
            <text:p>07/08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032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ELPIERRE</text:p>
          </table:table-cell>
          <table:table-cell office:value-type="string" calcext:value-type="string">
            <text:p>Cyril</text:p>
          </table:table-cell>
          <table:table-cell office:value-type="date" office:date-value="1999-11-23" calcext:value-type="date">
            <text:p>23/11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062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OLLET</text:p>
          </table:table-cell>
          <table:table-cell office:value-type="string" calcext:value-type="string">
            <text:p>Thomas</text:p>
          </table:table-cell>
          <table:table-cell office:value-type="date" office:date-value="1999-02-03" calcext:value-type="date">
            <text:p>03/02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202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URLENS-MONCHY</text:p>
          </table:table-cell>
          <table:table-cell office:value-type="string" calcext:value-type="string">
            <text:p>François</text:p>
          </table:table-cell>
          <table:table-cell office:value-type="date" office:date-value="1998-03-28" calcext:value-type="date">
            <text:p>28/03/98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89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DOUTRELON</text:p>
          </table:table-cell>
          <table:table-cell office:value-type="string" calcext:value-type="string">
            <text:p>Etienne</text:p>
          </table:table-cell>
          <table:table-cell office:value-type="date" office:date-value="1999-06-24" calcext:value-type="date">
            <text:p>24/06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19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UBUC</text:p>
          </table:table-cell>
          <table:table-cell office:value-type="string" calcext:value-type="string">
            <text:p>Romain</text:p>
          </table:table-cell>
          <table:table-cell office:value-type="date" office:date-value="1999-01-07" calcext:value-type="date">
            <text:p>07/01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56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UHEM</text:p>
          </table:table-cell>
          <table:table-cell office:value-type="string" calcext:value-type="string">
            <text:p>Alexandre</text:p>
          </table:table-cell>
          <table:table-cell office:value-type="date" office:date-value="1999-09-27" calcext:value-type="date">
            <text:p>27/09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358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UPLAIX</text:p>
          </table:table-cell>
          <table:table-cell office:value-type="string" calcext:value-type="string">
            <text:p>Nicolas</text:p>
          </table:table-cell>
          <table:table-cell office:value-type="date" office:date-value="1998-01-15" calcext:value-type="date">
            <text:p>15/01/98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219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UPOND</text:p>
          </table:table-cell>
          <table:table-cell office:value-type="string" calcext:value-type="string">
            <text:p>Samuel</text:p>
          </table:table-cell>
          <table:table-cell office:value-type="date" office:date-value="1999-04-20" calcext:value-type="date">
            <text:p>20/04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6353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UPORGE</text:p>
          </table:table-cell>
          <table:table-cell office:value-type="string" calcext:value-type="string">
            <text:p>Hugo</text:p>
          </table:table-cell>
          <table:table-cell office:value-type="date" office:date-value="1998-09-03" calcext:value-type="date">
            <text:p>03/09/98</text:p>
          </table:table-cell>
          <table:table-cell/>
        </table:table-row>
        <table:table-row table:style-name="ro1">
          <table:table-cell office:value-type="string" calcext:value-type="string">
            <text:p>20171853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Jeremy</text:p>
          </table:table-cell>
          <table:table-cell office:value-type="date" office:date-value="1999-09-23" calcext:value-type="date">
            <text:p>23/09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200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L HADAD</text:p>
          </table:table-cell>
          <table:table-cell office:value-type="string" calcext:value-type="string">
            <text:p>Bilal</text:p>
          </table:table-cell>
          <table:table-cell office:value-type="date" office:date-value="1997-11-13" calcext:value-type="date">
            <text:p>13/11/97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3179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L MAZROUI</text:p>
          </table:table-cell>
          <table:table-cell office:value-type="string" calcext:value-type="string">
            <text:p>Kamel</text:p>
          </table:table-cell>
          <table:table-cell office:value-type="date" office:date-value="1999-12-30" calcext:value-type="date">
            <text:p>30/12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050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OLCKE</text:p>
          </table:table-cell>
          <table:table-cell office:value-type="string" calcext:value-type="string">
            <text:p>Sacha</text:p>
          </table:table-cell>
          <table:table-cell office:value-type="date" office:date-value="1999-02-24" calcext:value-type="date">
            <text:p>24/02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6234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OURMAUX</text:p>
          </table:table-cell>
          <table:table-cell office:value-type="string" calcext:value-type="string">
            <text:p>Aurélie</text:p>
          </table:table-cell>
          <table:table-cell office:value-type="date" office:date-value="1999-11-04" calcext:value-type="date">
            <text:p>04/11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226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GENOUD</text:p>
          </table:table-cell>
          <table:table-cell office:value-type="string" calcext:value-type="string">
            <text:p>Fabien</text:p>
          </table:table-cell>
          <table:table-cell office:value-type="date" office:date-value="2000-05-18" calcext:value-type="date">
            <text:p>18/05/00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063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GIBOULOT</text:p>
          </table:table-cell>
          <table:table-cell office:value-type="string" calcext:value-type="string">
            <text:p>Gabriel</text:p>
          </table:table-cell>
          <table:table-cell office:value-type="date" office:date-value="1999-01-15" calcext:value-type="date">
            <text:p>15/01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29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GUMEZ</text:p>
          </table:table-cell>
          <table:table-cell office:value-type="string" calcext:value-type="string">
            <text:p>Antoine</text:p>
          </table:table-cell>
          <table:table-cell office:value-type="date" office:date-value="1998-10-17" calcext:value-type="date">
            <text:p>17/10/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1465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HAEUW</text:p>
          </table:table-cell>
          <table:table-cell office:value-type="string" calcext:value-type="string">
            <text:p>Romain</text:p>
          </table:table-cell>
          <table:table-cell office:value-type="date" office:date-value="1999-06-07" calcext:value-type="date">
            <text:p>07/06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57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HALOY</text:p>
          </table:table-cell>
          <table:table-cell office:value-type="string" calcext:value-type="string">
            <text:p>Mathis</text:p>
          </table:table-cell>
          <table:table-cell office:value-type="date" office:date-value="1998-03-26" calcext:value-type="date">
            <text:p>26/03/98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38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JONCKANS</text:p>
          </table:table-cell>
          <table:table-cell office:value-type="string" calcext:value-type="string">
            <text:p>Florentin</text:p>
          </table:table-cell>
          <table:table-cell office:value-type="date" office:date-value="1999-09-10" calcext:value-type="date">
            <text:p>10/09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612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LAFFON</text:p>
          </table:table-cell>
          <table:table-cell office:value-type="string" calcext:value-type="string">
            <text:p>Bastien</text:p>
          </table:table-cell>
          <table:table-cell office:value-type="date" office:date-value="1998-06-02" calcext:value-type="date">
            <text:p>02/06/9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145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Valentin</text:p>
          </table:table-cell>
          <table:table-cell office:value-type="date" office:date-value="1999-10-12" calcext:value-type="date">
            <text:p>12/10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269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LEMAIRE</text:p>
          </table:table-cell>
          <table:table-cell office:value-type="string" calcext:value-type="string">
            <text:p>Lucas</text:p>
          </table:table-cell>
          <table:table-cell office:value-type="date" office:date-value="1999-12-30" calcext:value-type="date">
            <text:p>30/12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320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MARASA</text:p>
          </table:table-cell>
          <table:table-cell office:value-type="string" calcext:value-type="string">
            <text:p>Enzo</text:p>
          </table:table-cell>
          <table:table-cell office:value-type="date" office:date-value="1999-11-13" calcext:value-type="date">
            <text:p>13/11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030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Théo</text:p>
          </table:table-cell>
          <table:table-cell office:value-type="date" office:date-value="1998-12-17" calcext:value-type="date">
            <text:p>17/12/98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693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Valentin</text:p>
          </table:table-cell>
          <table:table-cell office:value-type="date" office:date-value="1996-11-05" calcext:value-type="date">
            <text:p>05/11/96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18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MOTTIER</text:p>
          </table:table-cell>
          <table:table-cell office:value-type="string" calcext:value-type="string">
            <text:p>Justin</text:p>
          </table:table-cell>
          <table:table-cell office:value-type="date" office:date-value="1999-06-14" calcext:value-type="date">
            <text:p>14/06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0894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ULLET</text:p>
          </table:table-cell>
          <table:table-cell office:value-type="string" calcext:value-type="string">
            <text:p>Florent</text:p>
          </table:table-cell>
          <table:table-cell office:value-type="date" office:date-value="1999-09-17" calcext:value-type="date">
            <text:p>17/09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196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NEMMICHE</text:p>
          </table:table-cell>
          <table:table-cell office:value-type="string" calcext:value-type="string">
            <text:p>Loane</text:p>
          </table:table-cell>
          <table:table-cell office:value-type="date" office:date-value="1999-05-14" calcext:value-type="date">
            <text:p>14/05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60885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NIQUE</text:p>
          </table:table-cell>
          <table:table-cell office:value-type="string" calcext:value-type="string">
            <text:p>Jordan</text:p>
          </table:table-cell>
          <table:table-cell office:value-type="date" office:date-value="1998-09-21" calcext:value-type="date">
            <text:p>21/09/98</text:p>
          </table:table-cell>
          <table:table-cell office:value-type="string" calcext:value-type="string">
            <text:p>STI(SIN)</text:p>
          </table:table-cell>
        </table:table-row>
        <table:table-row table:style-name="ro1">
          <table:table-cell office:value-type="string" calcext:value-type="string">
            <text:p>2016063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AGIE</text:p>
          </table:table-cell>
          <table:table-cell office:value-type="string" calcext:value-type="string">
            <text:p>Edwin</text:p>
          </table:table-cell>
          <table:table-cell office:value-type="date" office:date-value="1997-01-10" calcext:value-type="date">
            <text:p>10/01/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1175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Anthony</text:p>
          </table:table-cell>
          <table:table-cell office:value-type="date" office:date-value="1999-05-26" calcext:value-type="date">
            <text:p>26/05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6164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EUGNET</text:p>
          </table:table-cell>
          <table:table-cell office:value-type="string" calcext:value-type="string">
            <text:p>Colin</text:p>
          </table:table-cell>
          <table:table-cell office:value-type="date" office:date-value="1998-05-03" calcext:value-type="date">
            <text:p>03/05/98</text:p>
          </table:table-cell>
          <table:table-cell/>
        </table:table-row>
        <table:table-row table:style-name="ro1">
          <table:table-cell office:value-type="string" calcext:value-type="string">
            <text:p>20170239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PIERSON</text:p>
          </table:table-cell>
          <table:table-cell office:value-type="string" calcext:value-type="string">
            <text:p>Quentin</text:p>
          </table:table-cell>
          <table:table-cell office:value-type="date" office:date-value="1999-07-19" calcext:value-type="date">
            <text:p>19/07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3287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Arthur</text:p>
          </table:table-cell>
          <table:table-cell office:value-type="date" office:date-value="1996-08-06" calcext:value-type="date">
            <text:p>06/08/9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6052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lexandre</text:p>
          </table:table-cell>
          <table:table-cell office:value-type="date" office:date-value="1998-08-16" calcext:value-type="date">
            <text:p>16/08/98</text:p>
          </table:table-cell>
          <table:table-cell office:value-type="string" calcext:value-type="string">
            <text:p>STI2D</text:p>
          </table:table-cell>
        </table:table-row>
        <table:table-row table:style-name="ro1">
          <table:table-cell office:value-type="string" calcext:value-type="string">
            <text:p>2017216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RICQ</text:p>
          </table:table-cell>
          <table:table-cell office:value-type="string" calcext:value-type="string">
            <text:p>Florian</text:p>
          </table:table-cell>
          <table:table-cell office:value-type="date" office:date-value="1999-03-23" calcext:value-type="date">
            <text:p>23/03/9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17092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SAMIER</text:p>
          </table:table-cell>
          <table:table-cell office:value-type="string" calcext:value-type="string">
            <text:p>Vincent</text:p>
          </table:table-cell>
          <table:table-cell office:value-type="date" office:date-value="1998-11-25" calcext:value-type="date">
            <text:p>25/11/98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193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SEDDAR</text:p>
          </table:table-cell>
          <table:table-cell office:value-type="string" calcext:value-type="string">
            <text:p>Naïm</text:p>
          </table:table-cell>
          <table:table-cell office:value-type="date" office:date-value="1998-07-13" calcext:value-type="date">
            <text:p>13/07/98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1139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THELLIER</text:p>
          </table:table-cell>
          <table:table-cell office:value-type="string" calcext:value-type="string">
            <text:p>Cyril</text:p>
          </table:table-cell>
          <table:table-cell office:value-type="date" office:date-value="1999-07-09" calcext:value-type="date">
            <text:p>09/07/99</text:p>
          </table:table-cell>
          <table:table-cell office:value-type="string" calcext:value-type="string">
            <text:p>STI2D(SIN)</text:p>
          </table:table-cell>
        </table:table-row>
        <table:table-row table:style-name="ro1">
          <table:table-cell office:value-type="string" calcext:value-type="string">
            <text:p>2017415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VERDOUCQ</text:p>
          </table:table-cell>
          <table:table-cell office:value-type="string" calcext:value-type="string">
            <text:p>Claire</text:p>
          </table:table-cell>
          <table:table-cell office:value-type="date" office:date-value="1998-08-13" calcext:value-type="date">
            <text:p>13/08/98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042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VIREY</text:p>
          </table:table-cell>
          <table:table-cell office:value-type="string" calcext:value-type="string">
            <text:p>Pierre-Louis</text:p>
          </table:table-cell>
          <table:table-cell office:value-type="date" office:date-value="1999-10-26" calcext:value-type="date">
            <text:p>26/10/99</text:p>
          </table:table-cell>
          <table:table-cell office:value-type="string" calcext:value-type="string">
            <text:p>S(ISN)</text:p>
          </table:table-cell>
        </table:table-row>
        <table:table-row table:style-name="ro1">
          <table:table-cell office:value-type="string" calcext:value-type="string">
            <text:p>2017058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WARLOUZET</text:p>
          </table:table-cell>
          <table:table-cell office:value-type="string" calcext:value-type="string">
            <text:p>Cloe</text:p>
          </table:table-cell>
          <table:table-cell office:value-type="date" office:date-value="1999-04-16" calcext:value-type="date">
            <text:p>16/04/99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su tiente</meta:initial-creator>
    <meta:creation-date>2019-05-24T10:14:19.724026452</meta:creation-date>
    <dc:date>2019-05-24T10:17:04.433424312</dc:date>
    <dc:creator>hsu tiente</dc:creator>
    <meta:editing-duration>PT2M44S</meta:editing-duration>
    <meta:editing-cycles>1</meta:editing-cycles>
    <meta:generator>LibreOffice/5.2.7.2$Linux_X86_64 LibreOffice_project/20m0$Build-2</meta:generator>
    <meta:document-statistic meta:table-count="1" meta:cell-count="428" meta:object-count="0"/>
  </office:meta>
</office:document-meta>
</file>